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helvetica neue" svg:font-family="helvetica neue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P3" style:parent-style-name="Standard" style:family="paragraph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font-weight="bold" style:font-weight-asian="bold" fo:color="#FF0000" fo:font-size="14pt" style:font-size-asian="14pt"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background-color="#00FFFF"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background-color="#00FFFF"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font-weight="bold" style:font-weight-asian="bold" fo:color="#FF0000" fo:font-size="16pt" style:font-size-asian="16pt" fo:language="es" fo:country="ES"/>
    </style:style>
    <style:style style:name="P17" style:parent-style-name="Standard" style:family="paragraph">
      <style:text-properties fo:background-color="#FFFF00" fo:language="es" fo:country="ES"/>
    </style:style>
    <style:style style:name="P18" style:parent-style-name="Standard" style:family="paragraph">
      <style:text-properties fo:language="es" fo:country="ES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background-color="#00FFFF"/>
    </style:style>
    <style:style style:name="T21" style:parent-style-name="Fuentedepárrafopredeter." style:family="text">
      <style:text-properties fo:background-color="#00FFFF"/>
    </style:style>
    <style:style style:name="P22" style:parent-style-name="Standard" style:family="paragraph">
      <style:text-properties fo:background-color="#FFFF00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background-color="#00FFFF" fo:language="es" fo:country="ES"/>
    </style:style>
    <style:style style:name="T25" style:parent-style-name="Fuentedepárrafopredeter." style:family="text">
      <style:text-properties fo:background-color="#00FFFF" fo:language="es" fo:country="ES"/>
    </style:style>
    <style:style style:name="P26" style:parent-style-name="Standard" style:family="paragraph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background-color="#FFFF00" fo:language="es" fo:country="ES"/>
    </style:style>
    <style:style style:name="T29" style:parent-style-name="Fuentedepárrafopredeter." style:family="text">
      <style:text-properties fo:background-color="#FFFF00" fo:language="es" fo:country="ES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background-color="#FFFF00" fo:language="es" fo:country="ES"/>
    </style:style>
    <style:style style:name="P32" style:parent-style-name="Standard" style:family="paragraph">
      <style:text-properties fo:font-weight="bold" style:font-weight-asian="bold" fo:color="#FF0000" fo:font-size="18pt" style:font-size-asian="18pt" fo:language="es" fo:country="ES"/>
    </style:style>
    <style:style style:name="P33" style:parent-style-name="Standard" style:family="paragraph">
      <style:text-properties fo:background-color="#FFFF00" fo:language="es" fo:country="ES"/>
    </style:style>
    <style:style style:name="P34" style:parent-style-name="Standard" style:family="paragraph">
      <style:text-properties fo:language="es" fo:country="ES"/>
    </style:style>
    <style:style style:name="T35" style:parent-style-name="Fuentedepárrafopredeter." style:family="text">
      <style:text-properties fo:background-color="#00FFFF"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background-color="#FFFF00" fo:language="es" fo:country="ES"/>
    </style:style>
    <style:style style:name="T39" style:parent-style-name="Fuentedepárrafopredeter." style:family="text">
      <style:text-properties style:font-name="Times New Roman" fo:color="#000000" fo:font-size="14pt" style:font-size-asian="14pt" fo:language="es" fo:country="ES"/>
    </style:style>
    <style:style style:name="T40" style:parent-style-name="Énfasis" style:family="text">
      <style:text-properties style:font-name="Times New Roman" fo:font-style="normal" style:font-style-asian="normal" fo:color="#000000" fo:font-size="14pt" style:font-size-asian="14pt" fo:language="es" fo:country="ES"/>
    </style:style>
    <style:style style:name="T41" style:parent-style-name="Fuentedepárrafopredeter." style:family="text">
      <style:text-properties style:font-name="Times New Roman" fo:color="#000000" fo:font-size="14pt" style:font-size-asian="14pt" fo:language="es" fo:country="ES"/>
    </style:style>
    <style:style style:name="T42" style:parent-style-name="Énfasis" style:family="text">
      <style:text-properties style:font-name="Times New Roman" fo:font-style="normal" style:font-style-asian="normal" fo:color="#000000" fo:font-size="14pt" style:font-size-asian="14pt" fo:language="es" fo:country="ES"/>
    </style:style>
    <style:style style:name="T43" style:parent-style-name="Fuentedepárrafopredeter." style:family="text">
      <style:text-properties style:font-name="Times New Roman" fo:color="#000000" fo:font-size="14pt" style:font-size-asian="14pt" fo:language="es" fo:country="ES"/>
    </style:style>
    <style:style style:name="T44" style:parent-style-name="Énfasis" style:family="text">
      <style:text-properties style:font-name="Times New Roman" fo:font-style="normal" style:font-style-asian="normal" fo:color="#000000" fo:font-size="14pt" style:font-size-asian="14pt" fo:background-color="#00FFFF" fo:language="es" fo:country="ES"/>
    </style:style>
    <style:style style:name="T45" style:parent-style-name="Fuentedepárrafopredeter." style:family="text">
      <style:text-properties style:font-name="Times New Roman" fo:color="#000000" fo:font-size="14pt" style:font-size-asian="14pt"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style:font-name="Times New Roman" fo:color="#000000" fo:font-size="14pt" style:font-size-asian="14pt" fo:language="es" fo:country="ES"/>
    </style:style>
    <style:style style:name="T48" style:parent-style-name="Fuentedepárrafopredeter." style:family="text">
      <style:text-properties style:font-name="Times New Roman" fo:color="#000000" fo:font-size="14pt" style:font-size-asian="14pt" fo:background-color="#00FFFF" fo:language="es" fo:country="ES"/>
    </style:style>
    <style:style style:name="T49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0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1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2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3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4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5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6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7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8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59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0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1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2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3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4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5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6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7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T68" style:parent-style-name="Énfasis" style:family="text">
      <style:text-properties style:font-name="Times New Roman" fo:font-style="normal" style:font-style-asian="normal" fo:color="#000000" fo:font-size="14pt" style:font-size-asian="14pt" fo:background-color="#00FFFF"/>
    </style:style>
    <style:style style:name="P69" style:parent-style-name="Textbody" style:family="paragraph">
      <style:paragraph-properties fo:margin-bottom="0.1041in"/>
    </style:style>
    <style:style style:name="T70" style:parent-style-name="Fuentedepárrafopredeter." style:family="text">
      <style:text-properties style:font-name="helvetica neue" fo:color="#757575" fo:font-size="10.5pt" style:font-size-asian="10.5pt" fo:language="es" fo:country="ES"/>
    </style:style>
    <style:style style:name="T71" style:parent-style-name="Fuentedepárrafopredeter." style:family="text">
      <style:text-properties style:font-name="helvetica neue" fo:color="#757575" fo:font-size="10.5pt" style:font-size-asian="10.5pt" fo:background-color="#00FFFF" fo:language="es" fo:country="ES"/>
    </style:style>
    <style:style style:name="T72" style:parent-style-name="Fuentedepárrafopredeter." style:family="text">
      <style:text-properties style:font-name="helvetica neue" fo:color="#757575" fo:font-size="10.5pt" style:font-size-asian="10.5pt" fo:language="es" fo:country="ES"/>
    </style:style>
    <style:style style:name="T73" style:parent-style-name="Fuentedepárrafopredeter." style:family="text">
      <style:text-properties style:font-name="helvetica neue" fo:color="#757575" fo:font-size="10.5pt" style:font-size-asian="10.5pt" fo:language="es" fo:country="ES"/>
    </style:style>
    <style:style style:name="P74" style:parent-style-name="Textbody" style:family="paragraph">
      <style:paragraph-properties fo:margin-bottom="0.1041in"/>
      <style:text-properties style:font-name="helvetica neue" fo:color="#757575" fo:font-size="10.5pt" style:font-size-asian="10.5pt" fo:language="es" fo:country="ES"/>
    </style:style>
    <style:style style:name="P75" style:parent-style-name="Textbody" style:family="paragraph">
      <style:paragraph-properties fo:margin-bottom="0.1041in"/>
      <style:text-properties style:font-name="helvetica neue" fo:color="#757575" fo:font-size="10.5pt" style:font-size-asian="10.5pt" fo:language="es" fo:country="ES"/>
    </style:style>
    <style:style style:name="P76" style:parent-style-name="Textbody" style:family="paragraph">
      <style:paragraph-properties fo:margin-bottom="0.1041in"/>
      <style:text-properties style:font-name="helvetica neue" fo:color="#757575" fo:font-size="10.5pt" style:font-size-asian="10.5pt" fo:language="es" fo:country="ES"/>
    </style:style>
    <style:style style:name="P77" style:parent-style-name="Standard" style:family="paragraph">
      <style:text-properties fo:language="es" fo:country="ES"/>
    </style:style>
    <style:style style:name="P78" style:parent-style-name="Standard" style:family="paragraph">
      <style:text-properties fo:language="es" fo:country="ES"/>
    </style:style>
    <style:style style:name="P79" style:parent-style-name="Standard" style:family="paragraph">
      <style:text-properties fo:language="es" fo:country="ES"/>
    </style:style>
    <style:style style:name="P80" style:parent-style-name="Standard" style:family="paragraph">
      <style:text-properties fo:language="es" fo:country="ES"/>
    </style:style>
    <style:style style:name="P81" style:parent-style-name="Standard" style:family="paragraph">
      <style:text-properties fo:language="es" fo:country="ES"/>
    </style:style>
    <style:style style:name="T82" style:parent-style-name="Fuentedepárrafopredeter." style:family="text">
      <style:text-properties fo:background-color="#00FFFF"/>
    </style:style>
    <style:style style:name="T83" style:parent-style-name="Fuentedepárrafopredeter." style:family="text">
      <style:text-properties fo:background-color="#00FFFF"/>
    </style:style>
    <style:style style:name="T84" style:parent-style-name="Fuentedepárrafopredeter." style:family="text">
      <style:text-properties fo:background-color="#00FFFF"/>
    </style:style>
    <style:style style:name="T85" style:parent-style-name="Fuentedepárrafopredeter." style:family="text">
      <style:text-properties fo:background-color="#00FFFF" fo:language="es" fo:country="ES"/>
    </style:style>
    <style:style style:name="T86" style:parent-style-name="Fuentedepárrafopredeter." style:family="text">
      <style:text-properties fo:language="es" fo:country="ES"/>
    </style:style>
    <style:style style:name="P87" style:parent-style-name="Standard" style:family="paragraph">
      <style:text-properties fo:language="es" fo:country="ES"/>
    </style:style>
    <style:style style:name="P88" style:parent-style-name="Standard" style:family="paragraph">
      <style:text-properties fo:language="es" fo:country="ES"/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P91" style:parent-style-name="Standard" style:family="paragraph">
      <style:text-properties fo:language="es" fo:country="ES"/>
    </style:style>
    <style:style style:name="T92" style:parent-style-name="Fuentedepárrafopredeter." style:family="text">
      <style:text-properties fo:language="es" fo:country="ES"/>
    </style:style>
    <style:style style:name="T93" style:parent-style-name="Fuentedepárrafopredeter." style:family="text">
      <style:text-properties fo:background-color="#00FFFF"/>
    </style:style>
    <style:style style:name="P94" style:parent-style-name="Standard" style:family="paragraph">
      <style:text-properties fo:background-color="#00FFFF"/>
    </style:style>
    <style:style style:name="P95" style:parent-style-name="Standard" style:family="paragraph">
      <style:text-properties fo:background-color="#00FFFF"/>
    </style:style>
    <style:style style:name="P96" style:parent-style-name="Standard" style:family="paragraph">
      <style:text-properties fo:background-color="#00FFFF"/>
    </style:style>
    <style:style style:name="P97" style:parent-style-name="Standard" style:family="paragraph">
      <style:text-properties fo:background-color="#00FFFF"/>
    </style:style>
    <style:style style:name="P98" style:parent-style-name="Standard" style:family="paragraph">
      <style:text-properties fo:background-color="#00FFFF"/>
    </style:style>
    <style:style style:name="P99" style:parent-style-name="Standard" style:family="paragraph">
      <style:text-properties fo:background-color="#00FFFF"/>
    </style:style>
    <style:style style:name="P100" style:parent-style-name="Standard" style:family="paragraph">
      <style:text-properties fo:background-color="#00FFFF"/>
    </style:style>
    <style:style style:name="P101" style:parent-style-name="Standard" style:family="paragraph">
      <style:text-properties fo:background-color="#00FFFF"/>
    </style:style>
    <style:style style:name="P102" style:parent-style-name="Standard" style:family="paragraph">
      <style:text-properties fo:background-color="#00FFFF"/>
    </style:style>
    <style:style style:name="T103" style:parent-style-name="Fuentedepárrafopredeter." style:family="text">
      <style:text-properties fo:background-color="#00FFFF"/>
    </style:style>
    <style:style style:name="T104" style:parent-style-name="Fuentedepárrafopredeter." style:family="text">
      <style:text-properties fo:background-color="#00FFFF" fo:language="es" fo:country="ES"/>
    </style:style>
    <style:style style:name="P105" style:parent-style-name="Standard" style:family="paragraph">
      <style:text-properties fo:language="es" fo:country="ES"/>
    </style:style>
    <style:style style:name="P106" style:parent-style-name="Standard" style:family="paragraph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Standard" style:family="paragraph">
      <style:text-properties fo:language="es" fo:country="ES"/>
    </style:style>
    <style:style style:name="P109" style:parent-style-name="Standard" style:family="paragraph">
      <style:text-properties fo:language="es" fo:country="ES"/>
    </style:style>
    <style:style style:name="P110" style:parent-style-name="Standard" style:family="paragraph"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P112" style:parent-style-name="Standard" style:family="paragraph">
      <style:text-properties fo:language="es" fo:country="ES"/>
    </style:style>
    <style:style style:name="P113" style:parent-style-name="Standard" style:family="paragraph">
      <style:text-properties fo:language="es" fo:country="ES"/>
    </style:style>
    <style:style style:name="T114" style:parent-style-name="Fuentedepárrafopredeter." style:family="text">
      <style:text-properties fo:background-color="#00FFFF"/>
    </style:style>
    <style:style style:name="T115" style:parent-style-name="Fuentedepárrafopredeter." style:family="text">
      <style:text-properties fo:language="es" fo:country="ES"/>
    </style:style>
    <style:style style:name="P116" style:parent-style-name="Standard" style:family="paragraph">
      <style:text-properties fo:language="es" fo:country="ES"/>
    </style:style>
    <style:style style:name="T117" style:parent-style-name="Fuentedepárrafopredeter." style:family="text">
      <style:text-properties fo:language="es" fo:country="ES"/>
    </style:style>
    <style:style style:name="T118" style:parent-style-name="Fuentedepárrafopredeter." style:family="text">
      <style:text-properties fo:language="es" fo:country="ES"/>
    </style:style>
    <style:style style:name="P119" style:parent-style-name="Standard" style:family="paragraph">
      <style:text-properties fo:language="es" fo:country="ES"/>
    </style:style>
    <style:style style:name="P120" style:parent-style-name="Standard" style:family="paragraph">
      <style:text-properties fo:language="es" fo:country="ES"/>
    </style:style>
    <style:style style:name="P121" style:parent-style-name="Standard" style:family="paragraph">
      <style:text-properties fo:language="es" fo:country="ES"/>
    </style:style>
    <style:style style:name="P122" style:parent-style-name="Standard" style:family="paragraph">
      <style:text-properties fo:language="es" fo:country="ES"/>
    </style:style>
    <style:style style:name="T123" style:parent-style-name="Fuentedepárrafopredeter." style:family="text">
      <style:text-properties fo:language="es" fo:country="ES"/>
    </style:style>
    <style:style style:name="T124" style:parent-style-name="Fuentedepárrafopredeter." style:family="text">
      <style:text-properties fo:background-color="#FFFF00" fo:language="es" fo:country="ES"/>
    </style:style>
    <style:style style:name="T125" style:parent-style-name="Fuentedepárrafopredeter." style:family="text">
      <style:text-properties fo:background-color="#FFFF00" fo:language="es" fo:country="ES"/>
    </style:style>
    <style:style style:name="P126" style:parent-style-name="Standard" style:family="paragraph">
      <style:text-properties fo:language="es" fo:country="ES"/>
    </style:style>
    <style:style style:name="P127" style:parent-style-name="Standard" style:family="paragraph">
      <style:text-properties fo:language="es" fo:country="ES"/>
    </style:style>
    <style:style style:name="T128" style:parent-style-name="Fuentedepárrafopredeter." style:family="text">
      <style:text-properties fo:language="es" fo:country="ES"/>
    </style:style>
    <style:style style:name="T129" style:parent-style-name="Fuentedepárrafopredeter." style:family="text">
      <style:text-properties fo:language="es" fo:country="ES"/>
    </style:style>
    <style:style style:name="P130" style:parent-style-name="Standard" style:family="paragraph">
      <style:text-properties fo:language="es" fo:country="ES"/>
    </style:style>
    <style:style style:name="P131" style:parent-style-name="Standard" style:family="paragraph">
      <style:text-properties fo:language="es" fo:country="ES"/>
    </style:style>
    <style:style style:name="P132" style:parent-style-name="Standard" style:family="paragraph">
      <style:text-properties fo:language="es" fo:country="ES"/>
    </style:style>
    <style:style style:name="T133" style:parent-style-name="Fuentedepárrafopredeter." style:family="text">
      <style:text-properties fo:language="es" fo:country="ES"/>
    </style:style>
    <style:style style:name="T134" style:parent-style-name="Fuentedepárrafopredeter." style:family="text">
      <style:text-properties fo:language="es" fo:country="ES"/>
    </style:style>
    <style:style style:name="P135" style:parent-style-name="Standard" style:family="paragraph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P137" style:parent-style-name="Standard" style:family="paragraph">
      <style:text-properties fo:language="es" fo:country="ES"/>
    </style:style>
    <style:style style:name="P138" style:parent-style-name="Standard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P140" style:parent-style-name="Standard" style:family="paragraph">
      <style:text-properties fo:language="es" fo:country="ES"/>
    </style:style>
    <style:style style:name="T141" style:parent-style-name="Fuentedepárrafopredeter." style:family="text">
      <style:text-properties fo:language="es" fo:country="ES"/>
    </style:style>
    <style:style style:name="T142" style:parent-style-name="Fuentedepárrafopredeter." style:family="text">
      <style:text-properties fo:background-color="#00FFFF"/>
    </style:style>
    <style:style style:name="P143" style:parent-style-name="Standard" style:family="paragraph">
      <style:text-properties fo:background-color="#00FFFF"/>
    </style:style>
    <style:style style:name="P144" style:parent-style-name="Standard" style:family="paragraph">
      <style:text-properties fo:background-color="#00FFFF"/>
    </style:style>
    <style:style style:name="T145" style:parent-style-name="Fuentedepárrafopredeter." style:family="text">
      <style:text-properties fo:background-color="#00FFFF"/>
    </style:style>
    <style:style style:name="T146" style:parent-style-name="Fuentedepárrafopredeter." style:family="text">
      <style:text-properties fo:background-color="#00FFFF"/>
    </style:style>
    <style:style style:name="T147" style:parent-style-name="Fuentedepárrafopredeter." style:family="text">
      <style:text-properties fo:language="es" fo:country="ES"/>
    </style:style>
    <style:style style:name="P148" style:parent-style-name="Standard" style:family="paragraph">
      <style:text-properties fo:language="es" fo:country="ES"/>
    </style:style>
    <style:style style:name="P149" style:parent-style-name="Standard" style:family="paragraph">
      <style:text-properties fo:language="es" fo:country="ES"/>
    </style:style>
    <style:style style:name="P150" style:parent-style-name="Standard" style:family="paragraph">
      <style:text-properties fo:language="es" fo:country="ES"/>
    </style:style>
    <style:style style:name="P151" style:parent-style-name="Standard" style:family="paragraph">
      <style:text-properties fo:font-weight="bold" style:font-weight-asian="bold" fo:font-size="16pt" style:font-size-asian="16pt" fo:language="es" fo:country="ES"/>
    </style:style>
    <style:style style:name="P152" style:parent-style-name="Standard" style:family="paragraph">
      <style:text-properties fo:font-weight="bold" style:font-weight-asian="bold" fo:font-size="16pt" style:font-size-asian="16pt" fo:language="es" fo:country="ES"/>
    </style:style>
    <style:style style:name="T153" style:parent-style-name="Fuentedepárrafopredeter." style:family="text">
      <style:text-properties fo:language="es" fo:country="ES"/>
    </style:style>
    <style:style style:name="T154" style:parent-style-name="Fuentedepárrafopredeter." style:family="text">
      <style:text-properties fo:background-color="#FFFF00" fo:language="es" fo:country="ES"/>
    </style:style>
    <style:style style:name="T155" style:parent-style-name="Fuentedepárrafopredeter." style:family="text">
      <style:text-properties fo:background-color="#FFFF00" fo:language="es" fo:country="ES"/>
    </style:style>
    <style:style style:name="P156" style:parent-style-name="Standard" style:family="paragraph">
      <style:text-properties fo:font-weight="bold" style:font-weight-asian="bold" fo:color="#FF0000" fo:font-size="20pt" style:font-size-asian="20pt" fo:language="es" fo:country="ES"/>
    </style:style>
    <style:style style:name="P157" style:parent-style-name="Standard" style:family="paragraph">
      <style:text-properties fo:language="es" fo:country="ES"/>
    </style:style>
    <style:style style:name="P158" style:parent-style-name="Standard" style:family="paragraph">
      <style:text-properties fo:language="es" fo:country="ES"/>
    </style:style>
    <style:style style:name="P159" style:parent-style-name="Standard" style:family="paragraph">
      <style:text-properties fo:language="es" fo:country="ES"/>
    </style:style>
    <style:style style:name="P160" style:parent-style-name="Standard" style:family="paragraph">
      <style:text-properties fo:background-color="#00FFFF"/>
    </style:style>
    <style:style style:name="T161" style:parent-style-name="Fuentedepárrafopredeter." style:family="text">
      <style:text-properties fo:background-color="#00FFFF"/>
    </style:style>
    <style:style style:name="T162" style:parent-style-name="Fuentedepárrafopredeter." style:family="text">
      <style:text-properties fo:language="es" fo:country="ES"/>
    </style:style>
    <style:style style:name="T163" style:parent-style-name="Fuentedepárrafopredeter." style:family="text">
      <style:text-properties fo:background-color="#00FFFF" fo:language="es" fo:country="ES"/>
    </style:style>
    <style:style style:name="T164" style:parent-style-name="Fuentedepárrafopredeter." style:family="text">
      <style:text-properties fo:language="es" fo:country="ES"/>
    </style:style>
    <style:style style:name="T165" style:parent-style-name="Fuentedepárrafopredeter." style:family="text">
      <style:text-properties fo:language="es" fo:country="ES"/>
    </style:style>
    <style:style style:name="T166" style:parent-style-name="Fuentedepárrafopredeter." style:family="text">
      <style:text-properties fo:background-color="#00FFFF" fo:language="es" fo:country="ES"/>
    </style:style>
    <style:style style:name="T167" style:parent-style-name="Fuentedepárrafopredeter." style:family="text">
      <style:text-properties fo:language="es" fo:country="ES"/>
    </style:style>
    <style:style style:name="T168" style:parent-style-name="Fuentedepárrafopredeter." style:family="text">
      <style:text-properties fo:language="es" fo:country="ES"/>
    </style:style>
    <style:style style:name="T169" style:parent-style-name="Fuentedepárrafopredeter." style:family="text">
      <style:text-properties fo:background-color="#00FFFF" fo:language="es" fo:country="ES"/>
    </style:style>
    <style:style style:name="T170" style:parent-style-name="Fuentedepárrafopredeter." style:family="text">
      <style:text-properties fo:language="es" fo:country="ES"/>
    </style:style>
    <style:style style:name="P171" style:parent-style-name="Standard" style:family="paragraph">
      <style:text-properties fo:font-weight="bold" style:font-weight-asian="bold" fo:color="#FF0000" fo:font-size="18pt" style:font-size-asian="18pt" fo:language="es" fo:country="ES"/>
    </style:style>
    <style:style style:name="P172" style:parent-style-name="Standard" style:family="paragraph">
      <style:text-properties fo:language="es" fo:country="ES"/>
    </style:style>
    <style:style style:name="T173" style:parent-style-name="Fuentedepárrafopredeter." style:family="text">
      <style:text-properties fo:language="es" fo:country="ES"/>
    </style:style>
    <style:style style:name="T174" style:parent-style-name="Fuentedepárrafopredeter." style:family="text">
      <style:text-properties fo:background-color="#00FFFF" fo:language="es" fo:country="ES"/>
    </style:style>
    <style:style style:name="T175" style:parent-style-name="Fuentedepárrafopredeter." style:family="text">
      <style:text-properties fo:background-color="#00FFFF" fo:language="es" fo:country="ES"/>
    </style:style>
    <style:style style:name="T176" style:parent-style-name="Fuentedepárrafopredeter." style:family="text">
      <style:text-properties fo:language="es" fo:country="ES"/>
    </style:style>
    <style:style style:name="T177" style:parent-style-name="Fuentedepárrafopredeter." style:family="text">
      <style:text-properties fo:background-color="#00FFFF" fo:language="es" fo:country="ES"/>
    </style:style>
    <style:style style:name="T178" style:parent-style-name="Fuentedepárrafopredeter." style:family="text">
      <style:text-properties fo:language="es" fo:country="ES"/>
    </style:style>
    <style:style style:name="T179" style:parent-style-name="Fuentedepárrafopredeter." style:family="text">
      <style:text-properties fo:language="es" fo:country="ES"/>
    </style:style>
    <style:style style:name="T180" style:parent-style-name="Fuentedepárrafopredeter." style:family="text">
      <style:text-properties fo:language="es" fo:country="ES"/>
    </style:style>
    <style:style style:name="T181" style:parent-style-name="Fuentedepárrafopredeter." style:family="text">
      <style:text-properties fo:background-color="#FFFF00" fo:language="es" fo:country="ES"/>
    </style:style>
    <style:style style:name="T182" style:parent-style-name="Énfasis" style:family="text">
      <style:text-properties style:font-name="Times New Roman" fo:color="#000000" fo:font-size="14pt" style:font-size-asian="14pt" fo:background-color="#00FFFF"/>
    </style:style>
    <style:style style:name="T183" style:parent-style-name="Énfasis" style:family="text">
      <style:text-properties style:font-name="Times New Roman" fo:color="#000000" fo:font-size="14pt" style:font-size-asian="14pt" fo:background-color="#00FFFF"/>
    </style:style>
    <style:style style:name="T184" style:parent-style-name="Énfasis" style:family="text">
      <style:text-properties style:font-name="Times New Roman" fo:color="#000000" fo:font-size="14pt" style:font-size-asian="14pt" fo:background-color="#00FFFF"/>
    </style:style>
    <style:style style:name="T185" style:parent-style-name="Énfasis" style:family="text">
      <style:text-properties style:font-name="Times New Roman" fo:color="#000000" fo:font-size="14pt" style:font-size-asian="14pt" fo:background-color="#00FFFF"/>
    </style:style>
    <style:style style:name="T186" style:parent-style-name="Énfasis" style:family="text">
      <style:text-properties style:font-name="Times New Roman" fo:color="#000000" fo:font-size="14pt" style:font-size-asian="14pt" fo:background-color="#00FFFF"/>
    </style:style>
    <style:style style:name="T187" style:parent-style-name="Énfasis" style:family="text">
      <style:text-properties style:font-name="Times New Roman" fo:color="#000000" fo:font-size="14pt" style:font-size-asian="14pt" fo:background-color="#00FFFF"/>
    </style:style>
    <style:style style:name="T188" style:parent-style-name="Énfasis" style:family="text">
      <style:text-properties style:font-name="Times New Roman" fo:color="#000000" fo:font-size="14pt" style:font-size-asian="14pt" fo:background-color="#00FFFF"/>
    </style:style>
    <style:style style:name="T189" style:parent-style-name="Énfasis" style:family="text">
      <style:text-properties style:font-name="Times New Roman" fo:color="#000000" fo:font-size="14pt" style:font-size-asian="14pt" fo:background-color="#00FFFF"/>
    </style:style>
    <style:style style:name="T190" style:parent-style-name="Énfasis" style:family="text">
      <style:text-properties style:font-name="Times New Roman" fo:color="#000000" fo:font-size="14pt" style:font-size-asian="14pt" fo:background-color="#00FFFF"/>
    </style:style>
    <style:style style:name="T191" style:parent-style-name="Énfasis" style:family="text">
      <style:text-properties style:font-name="Times New Roman" fo:color="#000000" fo:font-size="14pt" style:font-size-asian="14pt" fo:background-color="#00FFFF"/>
    </style:style>
    <style:style style:name="T192" style:parent-style-name="Énfasis" style:family="text">
      <style:text-properties style:font-name="Times New Roman" fo:color="#000000" fo:font-size="14pt" style:font-size-asian="14pt" fo:background-color="#00FFFF"/>
    </style:style>
    <style:style style:name="T193" style:parent-style-name="Énfasis" style:family="text">
      <style:text-properties style:font-name="Times New Roman" fo:color="#000000" fo:font-size="14pt" style:font-size-asian="14pt" fo:background-color="#00FFFF"/>
    </style:style>
    <style:style style:name="T194" style:parent-style-name="Énfasis" style:family="text">
      <style:text-properties style:font-name="Times New Roman" fo:color="#000000" fo:font-size="14pt" style:font-size-asian="14pt" fo:background-color="#00FFFF"/>
    </style:style>
    <style:style style:name="T195" style:parent-style-name="Énfasis" style:family="text">
      <style:text-properties style:font-name="Times New Roman" fo:color="#000000" fo:font-size="14pt" style:font-size-asian="14pt" fo:background-color="#00FFFF"/>
    </style:style>
    <style:style style:name="T196" style:parent-style-name="Énfasis" style:family="text">
      <style:text-properties style:font-name="Times New Roman" fo:color="#000000" fo:font-size="14pt" style:font-size-asian="14pt" fo:background-color="#00FFFF"/>
    </style:style>
    <style:style style:name="T197" style:parent-style-name="Énfasis" style:family="text">
      <style:text-properties style:font-name="Times New Roman" fo:color="#000000" fo:font-size="14pt" style:font-size-asian="14pt" fo:background-color="#00FFFF"/>
    </style:style>
    <style:style style:name="T198" style:parent-style-name="Énfasis" style:family="text">
      <style:text-properties style:font-name="Times New Roman" fo:color="#000000" fo:font-size="14pt" style:font-size-asian="14pt" fo:background-color="#00FFFF"/>
    </style:style>
    <style:style style:name="T199" style:parent-style-name="Énfasis" style:family="text">
      <style:text-properties style:font-name="Times New Roman" fo:color="#000000" fo:font-size="14pt" style:font-size-asian="14pt" fo:background-color="#00FFFF"/>
    </style:style>
    <style:style style:name="T200" style:parent-style-name="Énfasis" style:family="text">
      <style:text-properties style:font-name="Times New Roman" fo:color="#000000" fo:font-size="14pt" style:font-size-asian="14pt" fo:background-color="#00FFFF"/>
    </style:style>
    <style:style style:name="T201" style:parent-style-name="Énfasis" style:family="text">
      <style:text-properties style:font-name="Times New Roman" fo:color="#000000" fo:font-size="14pt" style:font-size-asian="14pt" fo:background-color="#00FFFF"/>
    </style:style>
    <style:style style:name="T202" style:parent-style-name="Énfasis" style:family="text">
      <style:text-properties style:font-name="Times New Roman" fo:color="#000000" fo:font-size="14pt" style:font-size-asian="14pt" fo:background-color="#00FFFF"/>
    </style:style>
    <style:style style:name="T203" style:parent-style-name="Énfasis" style:family="text">
      <style:text-properties style:font-name="Times New Roman" fo:color="#000000" fo:font-size="14pt" style:font-size-asian="14pt" fo:background-color="#00FFFF"/>
    </style:style>
    <style:style style:name="P204" style:parent-style-name="Standard" style:family="paragraph">
      <style:text-properties fo:language="es" fo:country="ES"/>
    </style:style>
    <style:style style:name="P205" style:parent-style-name="Standard" style:family="paragraph">
      <style:text-properties fo:language="es" fo:country="ES"/>
    </style:style>
    <style:style style:name="P206" style:parent-style-name="Standard" style:family="paragraph">
      <style:text-properties fo:language="es" fo:country="ES"/>
    </style:style>
    <style:style style:name="T207" style:parent-style-name="Fuentedepárrafopredeter." style:family="text">
      <style:text-properties fo:language="es" fo:country="ES"/>
    </style:style>
    <style:style style:name="T208" style:parent-style-name="Fuentedepárrafopredeter." style:family="text">
      <style:text-properties fo:language="es" fo:country="ES"/>
    </style:style>
    <style:style style:name="T209" style:parent-style-name="Fuentedepárrafopredeter." style:family="text">
      <style:text-properties fo:background-color="#00FFFF" fo:language="es" fo:country="ES"/>
    </style:style>
    <style:style style:name="T210" style:parent-style-name="Fuentedepárrafopredeter." style:family="text">
      <style:text-properties fo:language="es" fo:country="ES"/>
    </style:style>
    <style:style style:name="P211" style:parent-style-name="Standard" style:family="paragraph">
      <style:text-properties fo:language="es" fo:country="ES"/>
    </style:style>
    <style:style style:name="T212" style:parent-style-name="Fuentedepárrafopredeter." style:family="text">
      <style:text-properties fo:language="es" fo:country="ES"/>
    </style:style>
    <style:style style:name="T213" style:parent-style-name="Fuentedepárrafopredeter." style:family="text">
      <style:text-properties fo:background-color="#00FFFF"/>
    </style:style>
    <style:style style:name="T214" style:parent-style-name="Fuentedepárrafopredeter." style:family="text">
      <style:text-properties fo:background-color="#00FFFF"/>
    </style:style>
    <style:style style:name="T215" style:parent-style-name="Fuentedepárrafopredeter." style:family="text">
      <style:text-properties fo:background-color="#00FFFF"/>
    </style:style>
    <style:style style:name="P216" style:parent-style-name="Standard" style:family="paragraph">
      <style:text-properties fo:background-color="#00FFFF"/>
    </style:style>
    <style:style style:name="P217" style:parent-style-name="Standard" style:family="paragraph">
      <style:text-properties fo:background-color="#00FFFF"/>
    </style:style>
    <style:style style:name="P218" style:parent-style-name="Standard" style:family="paragraph">
      <style:text-properties fo:background-color="#00FFFF"/>
    </style:style>
    <style:style style:name="P219" style:parent-style-name="Standard" style:family="paragraph">
      <style:text-properties fo:background-color="#00FFFF"/>
    </style:style>
    <style:style style:name="P220" style:parent-style-name="Standard" style:family="paragraph">
      <style:text-properties fo:background-color="#00FFFF"/>
    </style:style>
    <style:style style:name="P221" style:parent-style-name="Standard" style:family="paragraph">
      <style:text-properties fo:background-color="#00FFFF"/>
    </style:style>
    <style:style style:name="T222" style:parent-style-name="Fuentedepárrafopredeter." style:family="text">
      <style:text-properties fo:background-color="#00FFFF"/>
    </style:style>
    <style:style style:name="T223" style:parent-style-name="Fuentedepárrafopredeter." style:family="text">
      <style:text-properties fo:language="es" fo:country="ES"/>
    </style:style>
    <style:style style:name="P224" style:parent-style-name="Standard" style:family="paragraph">
      <style:text-properties fo:language="es" fo:country="ES"/>
    </style:style>
    <style:style style:name="P225" style:parent-style-name="Standard" style:family="paragraph">
      <style:text-properties fo:language="es" fo:country="ES"/>
    </style:style>
    <style:style style:name="P226" style:parent-style-name="Standard" style:family="paragraph">
      <style:text-properties fo:language="es" fo:country="ES"/>
    </style:style>
    <style:style style:name="P227" style:parent-style-name="Standard" style:family="paragraph">
      <style:text-properties fo:language="es" fo:country="ES"/>
    </style:style>
    <style:style style:name="P228" style:parent-style-name="Standard" style:family="paragraph">
      <style:text-properties fo:language="es" fo:country="ES"/>
    </style:style>
    <style:style style:name="P229" style:parent-style-name="Standard" style:family="paragraph">
      <style:text-properties fo:language="es" fo:country="ES"/>
    </style:style>
    <style:style style:name="P230" style:parent-style-name="Standard" style:family="paragraph">
      <style:text-properties fo:language="es" fo:country="ES"/>
    </style:style>
    <style:style style:name="T231" style:parent-style-name="Fuentedepárrafopredeter." style:family="text">
      <style:text-properties fo:language="es" fo:country="ES"/>
    </style:style>
    <style:style style:name="T232" style:parent-style-name="Fuentedepárrafopredeter." style:family="text">
      <style:text-properties fo:language="es" fo:country="ES"/>
    </style:style>
    <style:style style:name="T233" style:parent-style-name="Fuentedepárrafopredeter." style:family="text">
      <style:text-properties fo:background-color="#00FFFF" fo:language="es" fo:country="ES"/>
    </style:style>
    <style:style style:name="T234" style:parent-style-name="Fuentedepárrafopredeter." style:family="text">
      <style:text-properties fo:background-color="#00FFFF" fo:language="es" fo:country="ES"/>
    </style:style>
    <style:style style:name="T235" style:parent-style-name="Fuentedepárrafopredeter." style:family="text">
      <style:text-properties fo:background-color="#00FFFF" fo:language="es" fo:country="ES"/>
    </style:style>
    <style:style style:name="T236" style:parent-style-name="Fuentedepárrafopredeter." style:family="text">
      <style:text-properties fo:language="es" fo:country="ES"/>
    </style:style>
    <style:style style:name="T237" style:parent-style-name="Fuentedepárrafopredeter." style:family="text">
      <style:text-properties fo:language="es" fo:country="ES"/>
    </style:style>
    <style:style style:name="T238" style:parent-style-name="Fuentedepárrafopredeter." style:family="text">
      <style:text-properties fo:language="es" fo:country="ES"/>
    </style:style>
    <style:style style:name="T239" style:parent-style-name="Fuentedepárrafopredeter." style:family="text">
      <style:text-properties fo:background-color="#00FFFF"/>
    </style:style>
    <style:style style:name="T240" style:parent-style-name="Fuentedepárrafopredeter." style:family="text">
      <style:text-properties fo:language="es" fo:country="ES"/>
    </style:style>
    <style:style style:name="P241" style:parent-style-name="Standard" style:family="paragraph">
      <style:text-properties fo:language="es" fo:country="ES"/>
    </style:style>
    <style:style style:name="P242" style:parent-style-name="Standard" style:family="paragraph">
      <style:text-properties fo:language="es" fo:country="ES"/>
    </style:style>
    <style:style style:name="P243" style:parent-style-name="Standard" style:family="paragraph">
      <style:text-properties fo:language="es" fo:country="ES"/>
    </style:style>
    <style:style style:name="T244" style:parent-style-name="Fuentedepárrafopredeter." style:family="text">
      <style:text-properties style:font-name="sans-serif" fo:font-weight="bold" style:font-weight-asian="bold" fo:color="#222222" fo:font-size="10.5pt" style:font-size-asian="10.5pt" fo:background-color="#00FFFF" fo:language="es" fo:country="ES"/>
    </style:style>
    <style:style style:name="T245" style:parent-style-name="Fuentedepárrafopredeter." style:family="text">
      <style:text-properties fo:color="#222222" fo:background-color="#00FFFF" fo:language="es" fo:country="ES"/>
    </style:style>
    <style:style style:name="T246" style:parent-style-name="Fuentedepárrafopredeter." style:family="text">
      <style:text-properties style:font-name="sans-serif" fo:color="#222222" fo:font-size="10.5pt" style:font-size-asian="10.5pt" fo:background-color="#00FFFF" fo:language="es" fo:country="ES"/>
    </style:style>
    <style:style style:name="T247" style:parent-style-name="Fuentedepárrafopredeter." style:family="text">
      <style:text-properties style:font-name="sans-serif" fo:color="#222222" fo:font-size="10.5pt" style:font-size-asian="10.5pt" fo:background-color="#00FFFF" fo:language="es" fo:country="ES"/>
    </style:style>
    <style:style style:name="T248" style:parent-style-name="Fuentedepárrafopredeter." style:family="text">
      <style:text-properties style:font-name="sans-serif" fo:color="#0B0080" fo:font-size="10.5pt" style:font-size-asian="10.5pt" fo:background-color="#00FFFF" fo:language="es" fo:country="ES"/>
    </style:style>
    <style:style style:name="T249" style:parent-style-name="Fuentedepárrafopredeter." style:family="text">
      <style:text-properties fo:color="#222222" fo:background-color="#00FFFF" fo:language="es" fo:country="ES"/>
    </style:style>
    <style:style style:name="T250" style:parent-style-name="Fuentedepárrafopredeter." style:family="text">
      <style:text-properties style:font-name="sans-serif" fo:color="#222222" fo:font-size="10.5pt" style:font-size-asian="10.5pt" fo:background-color="#00FFFF" fo:language="es" fo:country="ES"/>
    </style:style>
    <style:style style:name="T251" style:parent-style-name="Fuentedepárrafopredeter." style:family="text">
      <style:text-properties style:font-name="sans-serif" fo:color="#0B0080" fo:font-size="10.5pt" style:font-size-asian="10.5pt" fo:background-color="#00FFFF" fo:language="es" fo:country="ES"/>
    </style:style>
    <style:style style:name="T252" style:parent-style-name="Fuentedepárrafopredeter." style:family="text">
      <style:text-properties style:font-name="sans-serif" fo:color="#222222" fo:font-size="10.5pt" style:font-size-asian="10.5pt" fo:background-color="#00FFFF" fo:language="es" fo:country="ES"/>
    </style:style>
    <style:style style:name="T253" style:parent-style-name="Fuentedepárrafopredeter." style:family="text">
      <style:text-properties style:font-name="sans-serif" fo:color="#0B0080" fo:font-size="10.5pt" style:font-size-asian="10.5pt" fo:background-color="#00FFFF" fo:language="es" fo:country="ES"/>
    </style:style>
    <style:style style:name="T254" style:parent-style-name="Fuentedepárrafopredeter." style:family="text">
      <style:text-properties fo:color="#222222" fo:background-color="#00FFFF" fo:language="es" fo:country="ES"/>
    </style:style>
    <style:style style:name="T255" style:parent-style-name="Fuentedepárrafopredeter." style:family="text">
      <style:text-properties style:font-name="sans-serif" fo:color="#222222" fo:font-size="10.5pt" style:font-size-asian="10.5pt" fo:background-color="#00FFFF" fo:language="es" fo:country="ES"/>
    </style:style>
    <style:style style:name="T256" style:parent-style-name="Fuentedepárrafopredeter." style:family="text">
      <style:text-properties style:font-name="sans-serif" fo:color="#0B0080" fo:font-size="10.5pt" style:font-size-asian="10.5pt" fo:background-color="#00FFFF" fo:language="es" fo:country="ES"/>
    </style:style>
    <style:style style:name="T257" style:parent-style-name="Fuentedepárrafopredeter." style:family="text">
      <style:text-properties fo:color="#222222" fo:background-color="#00FFFF" fo:language="es" fo:country="ES"/>
    </style:style>
    <style:style style:name="T258" style:parent-style-name="Fuentedepárrafopredeter." style:family="text">
      <style:text-properties style:font-name="sans-serif" fo:color="#222222" fo:font-size="10.5pt" style:font-size-asian="10.5pt" fo:background-color="#00FFFF" fo:language="es" fo:country="ES"/>
    </style:style>
  </office:automatic-styles>
  <office:body>
    <office:text text:use-soft-page-breaks="true">
      <text:p text:style-name="P1"><text:s/><text:span text:style-name="T2">Ficheros Binarios en Java</text:span></text:p>
      <text:p text:style-name="P3"/>
      <text:p text:style-name="P4">Un fichero binario o de datos está formado por secuencias de bytes.</text:p>
      <text:p text:style-name="P5">Estos archivos pueden contener datos de tipo básico (int, float, char, etc) y objetos.</text:p>
      <text:p text:style-name="P6">Para poder leer el contenido de un fichero binario<text:s/>debemos conocer la estructura interna del fichero, es decir, debemos saber cómo se han escrito: si hay enteros, long, etc. y en qué orden están escritos en el fichero.</text:p>
      <text:p text:style-name="P7"/>
      <text:p text:style-name="P8">Si no se conoce su estructura podemos leerlo byte a byte</text:p>
      <text:p text:style-name="P9"/>
      <text:p text:style-name="P10">ESCRIBIR DATOS EN FICHEROS BINARIOS</text:p>
      <text:p text:style-name="Standard"><text:span text:style-name="T11">Para escribir datos en un fichero binario utilizaremos las clases Java<text:s/></text:span><text:span text:style-name="T12">FileOutputStream</text:span><text:span text:style-name="T13"><text:s/>y<text:s/></text:span><text:span text:style-name="T14">DataOutputStream</text:span><text:span text:style-name="T15"><text:s/>derivadas de OutputStream.</text:span></text:p>
      <text:p text:style-name="Standard"><text:span text:style-name="T16">FileOutputStream</text:span></text:p>
      <text:p text:style-name="P17">La clase FileOutputStream permite tener acceso al fichero para escribir bytes.</text:p>
      <text:p text:style-name="P18">Para crear objetos<text:s/>FileOutputStream podemos utilizar los constructores:</text:p>
      <text:p text:style-name="P19"/>
      <text:p text:style-name="P20">FileOutputStream (String ruta)</text:p>
      <text:p text:style-name="Standard"><text:span text:style-name="T21">FileOutputStream (File objetoFile);</text:span></text:p>
      <text:p text:style-name="Standard">FileOutputStream (String ruta, boolean append)</text:p>
      <text:p text:style-name="P22">FileOutputStream (File objetoFile, boolean append)</text:p>
      <text:p text:style-name="Standard"><text:span text:style-name="T23">Si el parámetro append es<text:s/></text:span><text:span text:style-name="T24">true signif</text:span><text:span text:style-name="T25">ica que los datos se van a añadir a los existentes.</text:span></text:p>
      <text:p text:style-name="P26">Si es false los datos existentes se pierden. Si se utiliza uno de los dos primeros constructores los datos existentes se pierden.</text:p>
      <text:p text:style-name="Standard"><text:span text:style-name="T27">Los constructores lanzan una<text:s/></text:span><text:span text:style-name="T28">excepción FileNotFoundException si no existe<text:s/></text:span><text:span text:style-name="T29">y no se ha podido crear el fichero.</text:span></text:p>
      <text:p text:style-name="Standard"><text:span text:style-name="T30">La clase FileOutputStream proporciona el método write() para escribir bytes en el fichero.<text:s/></text:span><text:span text:style-name="T31">Este método lanza una IOException.</text:span></text:p>
      <text:p text:style-name="P32">DataOutputStream</text:p>
      <text:p text:style-name="P33">A partir de un objeto FileOutputStream se puede crear un objeto<text:s/>DataOutputStream, que proporciona métodos para escribir datos de tipo primitivo en el fichero.</text:p>
      <text:p text:style-name="P34">Para crear un objeto DataOutputStream se utiliza el constructor:</text:p>
      <text:p text:style-name="Standard"><text:span text:style-name="T35">DataOutputStream(OutputStream nombre);</text:span></text:p>
      <text:p text:style-name="Standard"><text:span text:style-name="T36">La clase proporciona métodos writeXxx() donde Xxx es el n</text:span><text:span text:style-name="T37">ombre del tipo primitivo.<text:s/></text:span><text:span text:style-name="T38">Lanzan una IOException</text:span></text:p>
      <text:p text:style-name="Textbody"><text:span text:style-name="T39">La clase<text:s/></text:span><text:span text:style-name="T40">DataOutputStream</text:span><text:span text:style-name="T41"><text:s/>define diversos métodos<text:s/></text:span><text:span text:style-name="T42">writeXXX</text:span><text:span text:style-name="T43"><text:s/>que son variaciones del método<text:s/></text:span><text:span text:style-name="T44">write</text:span><text:span text:style-name="T45"><text:s/></text:span><text:a xlink:href="http://www.sc.ehu.es/sbweb/fisica/cursoJava/fundamentos/archivos/flujos.htm#Escritura" office:target-frame-name="_top" xlink:show="replace"><text:span text:style-name="T46">de la clase base</text:span></text:a><text:span text:style-name="T47"><text:s/>para escribir datos de t</text:span><text:span text:style-name="T48">ipo primitivo</text:span></text:p>
      <text:p text:style-name="Textbody"><text:span text:style-name="T49">void writeBoolean(boolean v);</text:span><text:span text:style-name="T50"><text:line-break/></text:span><text:span text:style-name="T51">void writeByte(int v);</text:span><text:span text:style-name="T52"><text:line-break/></text:span><text:span text:style-name="T53">void writeBytes(String s);</text:span><text:span text:style-name="T54"><text:line-break/></text:span><text:span text:style-name="T55">void writeShort(int<text:s/></text:span><text:span text:style-name="T56">v);</text:span><text:span text:style-name="T57"><text:line-break/></text:span><text:span text:style-name="T58">void writeChars(String s);</text:span><text:span text:style-name="T59"><text:line-break/></text:span><text:span text:style-name="T60">void writeChar(int v);</text:span><text:span text:style-name="T61"><text:line-break/></text:span><text:span text:style-name="T62">void writeInt(int v);</text:span><text:span text:style-name="T63"><text:line-break/></text:span><text:span text:style-name="T64">void writeLong(long v);</text:span><text:span text:style-name="T65"><text:line-break/></text:span><text:span text:style-name="T66">void writeFloat(float v);</text:span><text:span text:style-name="T67"><text:line-break/></text:span><text:span text:style-name="T68">void writeDouble(double v);</text:span></text:p>
      <text:p text:style-name="Standard"/>
      <text:p text:style-name="P69"><text:span text:style-name="T70">Los <text:s/>métodos <text:s/></text:span><text:span text:style-name="T71">writeBytes(), writeChars() y writeUTF()</text:span><text:span text:style-name="T72"><text:s text:c="2"/>reciben como parámetros un objeto de tipo Stri</text:span><text:span text:style-name="T73">ng, y lo escriben en el OutputStream subyacente usando diferentes formatos.</text:span></text:p>
      <text:p text:style-name="P74">writeBytes() descompone la cadena de texto en bytes individuales (obtiene su código ASCII) y los escribe en el flujo de salida. Si la cadena consta de n letras, escribe n bytes, sin añadir ningún delimitador ni de principio ni de fin de cadena.</text:p>
      <text:p text:style-name="P75">writeChars() descompone la cadena de texto en chars individuales (obtiene su código Unicode) y los escribe en el flujo de salida. Si la cadena consta de n letras, escribe n chars, sin añadir<text:s/>ningún delimitador ni de principio ni de fin de cadena.</text:p>
      <text:p text:style-name="P76">writeUTF() escribe la cadena en un formato conocido como UTF-8. Este formato incluye información sobre la longitud exacta de la cadena.</text:p>
      <text:p text:style-name="P77"/>
      <text:p text:style-name="P78">EJEMPLOS JAVA DE ESCRITURA EN FICHEROS BINARIOS</text:p>
      <text:p text:style-name="P79">Ejemplo 1:</text:p>
      <text:p text:style-name="P80">Programa que lee enteros por teclado y los escribe en el fichero datos.dat. La lectura de datos acaba cuando se introduce -1.</text:p>
      <text:p text:style-name="P81"/>
      <text:p text:style-name="Standard">import java.io.DataOutputStream;</text:p>
      <text:p text:style-name="Standard">import java.io.FileNotFoundException;</text:p>
      <text:p text:style-name="Standard">import java.io.FileOutputStream;</text:p>
      <text:p text:style-name="Standard">import java.io.IOException;</text:p>
      <text:p text:style-name="Standard">import java.util.Scanner;</text:p>
      <text:p text:style-name="Standard"/>
      <text:p text:style-name="Standard">public class Binarios1 {</text:p>
      <text:p text:style-name="Standard"><text:s text:c="3"/></text:p>
      <text:p text:style-name="Standard">public static void main(String[] args) {</text:p>
      <text:p text:style-name="Standard"/>
      <text:p text:style-name="Standard"><text:s text:c="8"/>Scanner sc = new Scanner(System.in);</text:p>
      <text:p text:style-name="Standard"><text:s text:c="8"/><text:span text:style-name="T82">FileOutputStream fos = null;</text:span></text:p>
      <text:p text:style-name="Standard"><text:s text:c="8"/><text:span text:style-name="T83">DataOutputStream salida = null;</text:span></text:p>
      <text:p text:style-name="Standard"><text:s text:c="8"/>int n;</text:p>
      <text:p text:style-name="Standard"/>
      <text:p text:style-name="Standard"><text:s text:c="8"/>try {</text:p>
      <text:p text:style-name="Standard"><text:s text:c="12"/><text:span text:style-name="T84">fos = new FileOutputStream("/ficheros/datos.dat");</text:span></text:p>
      <text:p text:style-name="Standard"><text:s text:c="12"/><text:span text:style-name="T85">salida = new DataOutputStream(fos);</text:span><text:span text:style-name="T86"><text:s/>//para obtener métodos de escritura</text:span></text:p>
      <text:p text:style-name="P87"/>
      <text:p text:style-name="P88"><text:s text:c="12"/>System.out.print("Introduce número entero. -1 para acabar: ");</text:p>
      <text:p text:style-name="Standard"><text:span text:style-name="T89"><text:s text:c="12"/></text:span>n =<text:s/>sc.nextInt();</text:p>
      <text:p text:style-name="Standard"><text:s text:c="12"/>while (n != -1) {</text:p>
      <text:p text:style-name="Standard"><text:s text:c="16"/><text:span text:style-name="T90">salida.writeInt(n); //se escribe el número entero en el fichero</text:span></text:p>
      <text:p text:style-name="P91"><text:s text:c="16"/>System.out.print("Introduce número entero. -1 para acabar: ");</text:p>
      <text:p text:style-name="Standard"><text:span text:style-name="T92"><text:s text:c="16"/></text:span>n = sc.nextInt();</text:p>
      <text:p text:style-name="Standard"><text:s text:c="12"/>}</text:p>
      <text:p text:style-name="Standard"><text:s text:c="5"/><text:s text:c="3"/>} catch (FileNotFoundException e) {</text:p>
      <text:p text:style-name="Standard"><text:s text:c="12"/>System.out.println(e.getMessage());</text:p>
      <text:p text:style-name="Standard"><text:s text:c="8"/>} catch (IOException e) {</text:p>
      <text:p text:style-name="Standard"><text:s text:c="12"/>System.out.println(e.getMessage());</text:p>
      <text:p text:style-name="Standard"><text:s text:c="8"/><text:span text:style-name="T93">} finally {</text:span></text:p>
      <text:p text:style-name="P94"><text:s text:c="12"/>try {</text:p>
      <text:p text:style-name="P95"><text:s text:c="16"/>if (fos != null) {</text:p>
      <text:soft-page-break/>
      <text:p text:style-name="P96"><text:s text:c="14"/><text:s text:c="6"/>fos.close();</text:p>
      <text:p text:style-name="P97"><text:s text:c="16"/>}</text:p>
      <text:p text:style-name="P98"><text:s text:c="16"/>if (salida != null) {</text:p>
      <text:p text:style-name="P99"><text:s text:c="20"/>salida.close();</text:p>
      <text:p text:style-name="P100"><text:s text:c="16"/>}</text:p>
      <text:p text:style-name="P101"><text:s text:c="12"/>} catch (IOException e) {</text:p>
      <text:p text:style-name="P102"><text:s text:c="16"/>System.out.println(e.getMessage());</text:p>
      <text:p text:style-name="Standard"><text:span text:style-name="T103"><text:s text:c="12"/></text:span><text:span text:style-name="T104">}</text:span></text:p>
      <text:p text:style-name="P105"><text:s text:c="8"/>}</text:p>
      <text:p text:style-name="P106"><text:s text:c="4"/>}</text:p>
      <text:p text:style-name="P107">}</text:p>
      <text:p text:style-name="P108"/>
      <text:p text:style-name="P109">Ejemplo 2:</text:p>
      <text:p text:style-name="P110">Programa Java que crea una matriz de elementos de tipo double y lee por teclado el valor de sus elementos.</text:p>
      <text:p text:style-name="P111">A continuación escribe el contenido de la matriz en un fichero.</text:p>
      <text:p text:style-name="P112">Al principio del fichero se escriben dos enteros con los valores del número de filas y columnas de la matriz.</text:p>
      <text:p text:style-name="P113"/>
      <text:p text:style-name="Standard">import java.io.DataOutputStream;</text:p>
      <text:p text:style-name="Standard">import java.io.FileNotFoundException;</text:p>
      <text:p text:style-name="Standard">import java.io.FileOutputStream;</text:p>
      <text:p text:style-name="Standard">import java.io.IOException;</text:p>
      <text:p text:style-name="Standard">import java.util.Scanner;</text:p>
      <text:p text:style-name="Standard"/>
      <text:p text:style-name="Standard">public class Binarios2 {</text:p>
      <text:p text:style-name="Standard"/>
      <text:p text:style-name="Standard"><text:s text:c="4"/>public static void main(String[] args) {</text:p>
      <text:p text:style-name="Standard"/>
      <text:p text:style-name="Standard"><text:s text:c="8"/>Scanner sc = new Scanner(System.in);</text:p>
      <text:p text:style-name="Standard"/>
      <text:p text:style-name="Standard"><text:s text:c="8"/>FileOutputStream fos = null;</text:p>
      <text:p text:style-name="Standard"><text:s text:c="8"/>DataOutputStream salida = null;</text:p>
      <text:p text:style-name="Standard"/>
      <text:p text:style-name="Standard"><text:s text:c="8"/><text:span text:style-name="T114">double[][] matriz;</text:span></text:p>
      <text:p text:style-name="Standard"><text:s text:c="8"/>int filas, columnas, i, j;</text:p>
      <text:p text:style-name="Standard"><text:s text:c="8"/><text:span text:style-name="T115">do{</text:span></text:p>
      <text:p text:style-name="P116"><text:s text:c="12"/>System.out.print("Número de filas: ");</text:p>
      <text:p text:style-name="Standard"><text:span text:style-name="T117"><text:s text:c="12"/></text:span>filas = sc.nextInt();</text:p>
      <text:p text:style-name="Standard"><text:s text:c="8"/>}while(filas&lt;=0);</text:p>
      <text:p text:style-name="Standard"><text:s text:c="8"/><text:span text:style-name="T118">do{</text:span></text:p>
      <text:p text:style-name="P119"><text:s text:c="12"/>System.out.print("Número de columnas: ");</text:p>
      <text:p text:style-name="P120"><text:s text:c="12"/>columnas = sc.nextInt();</text:p>
      <text:p text:style-name="P121"><text:s text:c="8"/>}while(columnas&lt;=0);</text:p>
      <text:p text:style-name="P122"/>
      <text:p text:style-name="Standard"><text:span text:style-name="T123"><text:s text:c="8"/></text:span><text:span text:style-name="T124">matriz = new<text:s/></text:span><text:span text:style-name="T125">double[filas][columnas]; //se crea la matriz</text:span></text:p>
      <text:p text:style-name="P126"><text:s text:c="7"/></text:p>
      <text:p text:style-name="P127"><text:s text:c="8"/>for (i = 0; i &lt; filas; i++) { <text:s text:c="4"/>//lectura de datos por teclado</text:p>
      <text:p text:style-name="Standard"><text:span text:style-name="T128"><text:s text:c="12"/></text:span>for (j = 0; j &lt; columnas; j++) {</text:p>
      <text:p text:style-name="Standard"><text:s text:c="16"/>System.out.print("matriz[" + i + "][" + j + "]: ");</text:p>
      <text:p text:style-name="Standard"><text:s text:c="16"/>matriz[i][j] = sc.nextDouble();</text:p>
      <text:p text:style-name="Standard"><text:s text:c="12"/><text:span text:style-name="T129">}</text:span></text:p>
      <text:soft-page-break/>
      <text:p text:style-name="P130"><text:s text:c="8"/>}</text:p>
      <text:p text:style-name="P131"><text:s text:c="8"/>try {</text:p>
      <text:p text:style-name="P132"><text:s text:c="12"/>//crear el fichero de salida</text:p>
      <text:p text:style-name="Standard"><text:span text:style-name="T133"><text:s text:c="12"/></text:span>fos = new FileOutputStream("/ficheros/matriz.dat");</text:p>
      <text:p text:style-name="Standard"><text:s text:c="12"/><text:span text:style-name="T134">salida = new DataOutputStream(fos);</text:span></text:p>
      <text:p text:style-name="P135"/>
      <text:p text:style-name="P136"><text:s text:c="12"/>//escribir el número<text:s/>de filas y columnas en el fichero</text:p>
      <text:p text:style-name="P137"><text:s text:c="12"/>salida.writeInt(filas);</text:p>
      <text:p text:style-name="P138"><text:s text:c="12"/>salida.writeInt(columnas);</text:p>
      <text:p text:style-name="P139"><text:s text:c="11"/></text:p>
      <text:p text:style-name="P140"><text:s text:c="11"/>//escribir la matriz en el fichero</text:p>
      <text:p text:style-name="Standard"><text:span text:style-name="T141"><text:s text:c="12"/></text:span>for (i = 0; i &lt; filas; i++) {</text:p>
      <text:p text:style-name="Standard"><text:s text:c="16"/>for (j = 0; j &lt; columnas; j++)<text:s/>{</text:p>
      <text:p text:style-name="Standard"><text:s text:c="20"/>salida.writeDouble(matriz[i][j]);</text:p>
      <text:p text:style-name="Standard"><text:s text:c="16"/>}</text:p>
      <text:p text:style-name="Standard"><text:s text:c="12"/>}</text:p>
      <text:p text:style-name="Standard"><text:s text:c="8"/><text:span text:style-name="T142">} catch (FileNotFoundException e) {</text:span></text:p>
      <text:p text:style-name="P143"><text:s text:c="12"/>System.out.println(e.getMessage());</text:p>
      <text:p text:style-name="P144"><text:s text:c="8"/>} catch (IOException e) {</text:p>
      <text:p text:style-name="Standard"><text:span text:style-name="T145"><text:s text:c="12"/></text:span><text:span text:style-name="T146">System.out.println(e.getMessage());</text:span></text:p>
      <text:p text:style-name="Standard"><text:s text:c="8"/>} finally {</text:p>
      <text:p text:style-name="Standard"><text:s text:c="12"/>try {</text:p>
      <text:p text:style-name="Standard"><text:s text:c="16"/>if (fos != null) {</text:p>
      <text:p text:style-name="Standard"><text:s text:c="20"/>fos.close();</text:p>
      <text:p text:style-name="Standard"><text:s text:c="16"/>}</text:p>
      <text:p text:style-name="Standard"><text:s text:c="16"/>if (salida != null) {</text:p>
      <text:p text:style-name="Standard"><text:s text:c="20"/>salida.close();</text:p>
      <text:p text:style-name="Standard"><text:s text:c="16"/>}</text:p>
      <text:p text:style-name="Standard"><text:s text:c="4"/><text:s text:c="8"/>} catch (IOException e) {</text:p>
      <text:p text:style-name="Standard"><text:s text:c="16"/>System.out.println(e.getMessage());</text:p>
      <text:p text:style-name="Standard"><text:s text:c="12"/><text:span text:style-name="T147">}</text:span></text:p>
      <text:p text:style-name="P148"><text:s text:c="8"/>}</text:p>
      <text:p text:style-name="P149"><text:s text:c="4"/>}</text:p>
      <text:p text:style-name="P150">}</text:p>
      <text:p text:style-name="P151"/>
      <text:p text:style-name="P152"><text:s/>LECTURA DE FICHEROS BINARIOS</text:p>
      <text:p text:style-name="Standard"><text:span text:style-name="T153">Para leer de un fichero binario utilizaremos las clases<text:s/></text:span><text:span text:style-name="T154">Java FileInputStream y<text:s/></text:span><text:span text:style-name="T155">DataInputStream derivadas de InputStream.</text:span></text:p>
      <text:p text:style-name="P156">FileInputStream</text:p>
      <text:p text:style-name="P157">La clase FileInputStream permite leer bytes de un fichero.</text:p>
      <text:p text:style-name="P158">Para crear objetos FileInputStream podemos utilizar los constructores:</text:p>
      <text:p text:style-name="P159"/>
      <text:p text:style-name="P160">FileInputStream (String ruta)</text:p>
      <text:p text:style-name="Standard"><text:span text:style-name="T161">FileInputStream (File objetoFile);</text:span></text:p>
      <text:p text:style-name="Standard"><text:span text:style-name="T162">Ambos lanzan una excepción<text:s/></text:span><text:span text:style-name="T163">FileNotFoundException</text:span><text:span text:style-name="T164"><text:s/>si el fichero no existe.</text:span></text:p>
      <text:p text:style-name="Standard"><text:span text:style-name="T165">La clase proporciona el método<text:s/></text:span><text:span text:style-name="T166">read</text:span><text:span text:style-name="T167">() para leer bytes del fichero.</text:span></text:p>
      <text:p text:style-name="Standard"><text:span text:style-name="T168">El método read lanza una excepción<text:s/></text:span><text:span text:style-name="T169">IOException</text:span><text:span text:style-name="T170">.</text:span></text:p>
      <text:p text:style-name="P171">DataInputStream</text:p>
      <text:p text:style-name="P172">A partir de un objeto FileInputStream podemos crear<text:s/>un objeto DataInputStream para leer datos de tipo primitivo.</text:p>
      <text:soft-page-break/>
      <text:p text:style-name="Standard"><text:span text:style-name="T173">Para crear un objeto DataInputStream se utiliza el<text:s/></text:span><text:span text:style-name="T174">constructor:</text:span></text:p>
      <text:p text:style-name="Standard"><text:span text:style-name="T175">DataInputStream (InputStream nombre);</text:span></text:p>
      <text:p text:style-name="Standard"><text:span text:style-name="T176">La clase proporciona métodos<text:s/></text:span><text:span text:style-name="T177">readXxx</text:span><text:span text:style-name="T178">() donde Xxx es el nombre del tipo primitivo. Lanzan una</text:span><text:span text:style-name="T179"><text:s/>excepción IOException.</text:span></text:p>
      <text:p text:style-name="Standard"><text:span text:style-name="T180">Cuando un método readXxx() alcanza el final del fichero lanza una<text:s/></text:span><text:span text:style-name="T181">excepción EOFException.</text:span></text:p>
      <text:p text:style-name="Standard"><text:span text:style-name="T182">boolean readBoolean();</text:span><text:span text:style-name="T183"><text:line-break/></text:span><text:span text:style-name="T184">byte readByte();</text:span><text:span text:style-name="T185"><text:line-break/></text:span><text:span text:style-name="T186">int readUnsignedByte();</text:span><text:span text:style-name="T187"><text:line-break/></text:span><text:span text:style-name="T188">short readShort();</text:span><text:span text:style-name="T189"><text:line-break/></text:span><text:span text:style-name="T190">int readUnsignedShort();</text:span><text:span text:style-name="T191"><text:line-break/></text:span><text:span text:style-name="T192">char readChar();</text:span><text:span text:style-name="T193"><text:line-break/></text:span><text:span text:style-name="T194">int readInt();</text:span><text:span text:style-name="T195"><text:line-break/></text:span><text:span text:style-name="T196">St</text:span><text:span text:style-name="T197">ring readLine();</text:span><text:span text:style-name="T198"><text:line-break/></text:span><text:span text:style-name="T199">long readLong();</text:span><text:span text:style-name="T200"><text:line-break/></text:span><text:span text:style-name="T201">float readFloat();</text:span><text:span text:style-name="T202"><text:line-break/></text:span><text:span text:style-name="T203">double readDouble()</text:span></text:p>
      <text:p text:style-name="Standard"/>
      <text:p text:style-name="P204">EJEMPLOS JAVA DE LECTURA DE FICHEROS BINARIOS</text:p>
      <text:p text:style-name="P205">Ejemplo 3:</text:p>
      <text:p text:style-name="P206">Programa que lee el contenido del fichero creado en el Ejemplo 1.</text:p>
      <text:p text:style-name="Standard"><text:span text:style-name="T207">Utilizaremos un bucle infinito para leer los datos. Cuando<text:s/></text:span><text:span text:style-name="T208">se llega al final del fichero se lanza la<text:s/></text:span><text:span text:style-name="T209">excepción EOFException que se utiliza para salir del bucle while.</text:span></text:p>
      <text:p text:style-name="Standard">import java.io.DataInputStream;</text:p>
      <text:p text:style-name="Standard">import java.io.EOFException;</text:p>
      <text:p text:style-name="Standard">import java.io.FileInputStream;</text:p>
      <text:p text:style-name="Standard">import java.io.FileNotFoundException;</text:p>
      <text:p text:style-name="Standard">import java.io.IOException;</text:p>
      <text:p text:style-name="Standard">public class Binarios3 {</text:p>
      <text:p text:style-name="Standard"><text:s text:c="4"/>public static void main(String[] args) {</text:p>
      <text:p text:style-name="Standard"><text:s text:c="8"/>FileInputStream fis = null;</text:p>
      <text:p text:style-name="Standard"><text:s text:c="8"/>DataInputStream entrada = null;</text:p>
      <text:p text:style-name="Standard"><text:s text:c="8"/>int n;</text:p>
      <text:p text:style-name="Standard"><text:s text:c="8"/>try {</text:p>
      <text:p text:style-name="Standard"><text:s text:c="12"/>fis = new<text:s/>FileInputStream("/ficheros/datos.dat");</text:p>
      <text:p text:style-name="Standard"><text:s text:c="12"/>entrada = new DataInputStream(fis);</text:p>
      <text:p text:style-name="Standard"><text:s text:c="12"/>while (true) { <text:s text:c="2"/></text:p>
      <text:p text:style-name="Standard"><text:s text:c="16"/><text:span text:style-name="T210">n = entrada.readInt(); <text:s/>//se lee <text:s/>un entero del fichero</text:span></text:p>
      <text:p text:style-name="P211"><text:s text:c="16"/>System.out.println(n); <text:s/>//se muestra en<text:s/>pantalla</text:p>
      <text:p text:style-name="Standard"><text:span text:style-name="T212"><text:s text:c="12"/></text:span>}</text:p>
      <text:p text:style-name="Standard"><text:s text:c="8"/>} catch (FileNotFoundException e) {</text:p>
      <text:p text:style-name="Standard"><text:s text:c="12"/>System.out.println(e.getMessage());</text:p>
      <text:p text:style-name="Standard"><text:s text:c="8"/><text:span text:style-name="T213">} catch (EOFException e) {</text:span></text:p>
      <text:p text:style-name="Standard"><text:span text:style-name="T214"><text:s text:c="12"/>System.out.println("Fin de fichero");</text:span></text:p>
      <text:p text:style-name="Standard"><text:s text:c="8"/>} catch (IOException e) {</text:p>
      <text:p text:style-name="Standard"><text:s text:c="12"/>System.out.println(e.getMessage());</text:p>
      <text:p text:style-name="Standard"><text:s text:c="8"/><text:span text:style-name="T215">} finally {</text:span></text:p>
      <text:p text:style-name="P216"><text:s text:c="12"/>try {</text:p>
      <text:p text:style-name="P217"><text:s text:c="16"/>if (fis != null) {</text:p>
      <text:p text:style-name="P218"><text:s text:c="20"/>fis.close();</text:p>
      <text:p text:style-name="P219"><text:s text:c="16"/>}</text:p>
      <text:soft-page-break/>
      <text:p text:style-name="P220"><text:s text:c="16"/>if (entrada != null) {</text:p>
      <text:p text:style-name="P221"><text:s text:c="20"/>entrada.close();</text:p>
      <text:p text:style-name="Standard"><text:span text:style-name="T222"><text:s text:c="16"/>}</text:span></text:p>
      <text:p text:style-name="Standard"><text:s text:c="12"/>} catch (IOException e) {</text:p>
      <text:p text:style-name="Standard"><text:s text:c="16"/>System.out.println(e.getMessage());</text:p>
      <text:p text:style-name="Standard"><text:s text:c="12"/><text:span text:style-name="T223">}</text:span></text:p>
      <text:p text:style-name="P224"><text:s text:c="8"/>}</text:p>
      <text:p text:style-name="P225"><text:s text:c="4"/>}</text:p>
      <text:p text:style-name="P226">}</text:p>
      <text:p text:style-name="P227"/>
      <text:p text:style-name="P228">Ejemplo 4:</text:p>
      <text:p text:style-name="P229">Programa Java que lee el contenido del fichero creado en el Ejemplo 2 y lo muestra por pantalla.</text:p>
      <text:p text:style-name="P230"/>
      <text:p text:style-name="Standard">import java.io.DataInputStream;</text:p>
      <text:p text:style-name="Standard">import java.io.EOFException;</text:p>
      <text:p text:style-name="Standard">import java.io.FileInputStream;</text:p>
      <text:p text:style-name="Standard">import java.io.FileNotFoundException;</text:p>
      <text:p text:style-name="Standard">import java.io.IOException;</text:p>
      <text:p text:style-name="Standard"/>
      <text:p text:style-name="Standard">public class Binarios4 {</text:p>
      <text:p text:style-name="Standard"><text:s text:c="4"/>public static void main(String[] args) {</text:p>
      <text:p text:style-name="Standard"><text:s text:c="8"/>FileInputStream fis = null;</text:p>
      <text:p text:style-name="Standard"><text:s text:c="8"/>DataInputStream entrada = null;</text:p>
      <text:p text:style-name="Standard"><text:s text:c="8"/>int filas, columnas, i, j;</text:p>
      <text:p text:style-name="Standard"><text:s text:c="8"/>try {</text:p>
      <text:p text:style-name="Standard"><text:s text:c="12"/>fis = new FileInputStream("/ficheros/matriz.dat");</text:p>
      <text:p text:style-name="Standard"><text:s text:c="12"/><text:span text:style-name="T231">entrada = new DataInputStream(fis);</text:span></text:p>
      <text:p text:style-name="Standard"><text:span text:style-name="T232"><text:s text:c="12"/></text:span><text:span text:style-name="T233">filas = entrada.readInt(); <text:s/>//se lee el primer enter</text:span><text:span text:style-name="T234">o del fichero</text:span></text:p>
      <text:p text:style-name="Standard"><text:span text:style-name="T235"><text:s text:c="12"/>columnas = entrada.readInt();//se lee el segundo entero del fichero</text:span></text:p>
      <text:p text:style-name="Standard"><text:span text:style-name="T236"><text:s text:c="12"/></text:span>for (i = 0; i &lt; filas; i++) {</text:p>
      <text:p text:style-name="Standard"><text:s text:c="16"/><text:span text:style-name="T237">for (j = 0; j &lt; columnas; j++) { <text:s/>// se leen los double y se muestran por pantalla</text:span></text:p>
      <text:p text:style-name="Standard"><text:span text:style-name="T238"><text:s text:c="20"/></text:span><text:span text:style-name="T239">System.out.printf("%8.2f", entrada.readDouble());</text:span></text:p>
      <text:p text:style-name="Standard"><text:s text:c="16"/>}</text:p>
      <text:p text:style-name="Standard"><text:s text:c="16"/>System.out.println();</text:p>
      <text:p text:style-name="Standard"><text:s text:c="12"/>}</text:p>
      <text:p text:style-name="Standard"><text:s text:c="8"/>} catch (FileNotFoundException e) {</text:p>
      <text:p text:style-name="Standard"><text:s text:c="12"/>System.out.println(e.getMessage());</text:p>
      <text:p text:style-name="Standard"><text:s text:c="8"/>} catch (EOFException e) {</text:p>
      <text:p text:style-name="Standard"><text:s text:c="12"/>System.out.println("Fin de fichero");</text:p>
      <text:p text:style-name="Standard"><text:s text:c="8"/>} catch (IOException e) {</text:p>
      <text:p text:style-name="Standard"><text:s text:c="12"/>System.out.println(e.getMessage());</text:p>
      <text:p text:style-name="Standard"><text:s text:c="8"/>} finally {</text:p>
      <text:p text:style-name="Standard"><text:s text:c="12"/>try {</text:p>
      <text:p text:style-name="Standard"><text:s text:c="16"/>if (fis != null) {</text:p>
      <text:p text:style-name="Standard"><text:s text:c="20"/>fis.close();</text:p>
      <text:p text:style-name="Standard"><text:s text:c="16"/>}</text:p>
      <text:p text:style-name="Standard"><text:s text:c="16"/>if (entrada != null) {</text:p>
      <text:p text:style-name="Standard"><text:s text:c="20"/>entrada.close();</text:p>
      <text:p text:style-name="Standard"><text:s text:c="16"/>}</text:p>
      <text:p text:style-name="Standard"><text:s text:c="12"/>} catch (IOException e) {</text:p>
      <text:p text:style-name="Standard"><text:s text:c="16"/>System.out.println(e.getMessage());</text:p>
      <text:p text:style-name="Standard"><text:s text:c="12"/><text:span text:style-name="T240">}</text:span></text:p>
      <text:soft-page-break/>
      <text:p text:style-name="P241"><text:s text:c="8"/>}</text:p>
      <text:p text:style-name="P242"><text:s text:c="4"/>}</text:p>
      <text:p text:style-name="P243">}</text:p>
      <text:p text:style-name="Standard"><text:span text:style-name="T244">Swing</text:span><text:span text:style-name="T245"><text:s/></text:span><text:span text:style-name="T246">es<text:s/></text:span><text:span text:style-name="T247">una<text:s/></text:span><text:a xlink:href="https://es.wikipedia.org/wiki/Biblioteca_(programación)" office:target-frame-name="_top" xlink:show="replace"><text:span text:style-name="T248">biblioteca</text:span></text:a><text:span text:style-name="T249"><text:s/></text:span><text:span text:style-name="T250">gráfica para<text:s/></text:span><text:a xlink:href="https://es.wikipedia.org/wiki/Lenguaje_de_programación_Java" office:target-frame-name="_top" xlink:show="replace"><text:span text:style-name="T251">Java</text:span></text:a><text:span text:style-name="T252">. Incluye<text:s/></text:span><text:a xlink:href="https://es.wikipedia.org/wiki/Widget" office:target-frame-name="_top" xlink:show="replace"><text:span text:style-name="T253">widgets</text:span></text:a><text:span text:style-name="T254"><text:s/></text:span><text:span text:style-name="T255">para<text:s/></text:span><text:a xlink:href="https://es.wikipedia.org/wiki/Interfaz_gráfica_de_usuario" office:target-frame-name="_top" xlink:show="replace"><text:span text:style-name="T256">interfaz gráfica de usuario</text:span></text:a><text:span text:style-name="T257"><text:s/></text:span><text:span text:style-name="T258">tales como cajas de texto, botones, listas desplegables y tabl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helvetica neue" svg:font-family="helvetica neue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s" style:display-name="ins" style:family="text"/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3-26T09:36:00Z</meta:creation-date>
    <dc:date>2019-05-11T14:58:00Z</dc:date>
    <meta:template xlink:href="Normal" xlink:type="simple"/>
    <meta:editing-cycles>10</meta:editing-cycles>
    <meta:editing-duration>PT9060S</meta:editing-duration>
    <meta:document-statistic meta:page-count="7" meta:paragraph-count="23" meta:word-count="1818" meta:character-count="11795" meta:row-count="83" meta:non-whitespace-character-count="10000"/>
  </office:meta>
</office:document-meta>
</file>